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fbf" officeooo:paragraph-rsid="00103fbf"/>
    </style:style>
    <style:style style:name="T1" style:family="text">
      <style:text-properties officeooo:rsid="0011e5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3</text:p>
      <text:p text:style-name="P1"/>
      <text:p text:style-name="P1">Q1) L’implementation de la classe vecteur reprend les notions du tp2 et ne pose aucun problème</text:p>
      <text:p text:style-name="P1"/>
      <text:p text:style-name="P1">Q2) Ajout des calculateurs classiques pour un vecteur, ainsi que du += et du produit scalaire pour faciliter et fluidifier le code.</text:p>
      <text:p text:style-name="P1"/>
      <text:p text:style-name="P1">Q3) Les tests montrent une bonne rapidité de calcul, et ne présente aucune erreur lors de la compilation-execution. </text:p>
      <text:p text:style-name="P1"/>
      <text:p text:style-name="P1">Q4) Il faut modifier toutes les méthodes qui utilisent les vitesses, les positions … qui utilisaient avant un Vec2 en 2 dimensions, pour passer à l’utilisation de notre classe Vecteur en 3 dimension. De cette façon, on gagne énormément d’ergonomie sur le code, grâce aux calculateurs, que l’on optimise pour notre problème.<text:line-break/><text:line-break/>Q5) Nous avons décider donc de pouvoir faire bouger toutes les particules à chaque instant t, avec la méthode avancer(), qui donc avance naturellement de v * t.<text:line-break/>Pour le calcul des forces, pour l’instant il n’y a que la somme des interactions avec toutes les autres particules de l’univers, car ce sont les seuls forces connus. </text:p>
      <text:p text:style-name="P1"/>
      <text:p text:style-name="P1">Q6) <text:span text:style-name="T1">Q7) Q8) Q9) la création de l’univers ainsi que le test de performance se situe dans le test tp3, on remarque une bonne performance qui s’améliore nettement grâce à l’astuce de Fij = - Fj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23:56:40.291491073</meta:creation-date>
    <dc:date>2026-03-27T00:20:33.713604091</dc:date>
    <meta:editing-duration>PT13M38S</meta:editing-duration>
    <meta:editing-cycles>1</meta:editing-cycles>
    <meta:document-statistic meta:table-count="0" meta:image-count="0" meta:object-count="0" meta:page-count="1" meta:paragraph-count="6" meta:word-count="202" meta:character-count="1188" meta:non-whitespace-character-count="989"/>
    <meta:generator>LibreOffice/24.2.7.2$Linux_X86_64 LibreOffice_project/420$Build-2</meta:generator>
  </office:meta>
</office:document-meta>
</file>